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b4c7dc" fo:wrap-option="wrap" style:vertical-align="top"/>
    </style:style>
    <style:style style:name="ce22" style:family="table-cell" style:parent-style-name="Default">
      <style:table-cell-properties fo:background-color="#b4c7dc"/>
    </style:style>
    <style:style style:name="ce11" style:family="table-cell" style:parent-style-name="Default">
      <style:table-cell-properties fo:background-color="#ffff99" fo:wrap-option="wrap" style:vertical-align="top"/>
    </style:style>
    <style:style style:name="ce12" style:family="table-cell" style:parent-style-name="Default">
      <style:table-cell-properties fo:background-color="#ffe994" fo:wrap-option="wrap" style:vertical-align="top"/>
    </style:style>
    <style:style style:name="ce13" style:family="table-cell" style:parent-style-name="Default">
      <style:table-cell-properties fo:background-color="#ffffa6" fo:wrap-option="wrap" style:vertical-align="top"/>
    </style:style>
    <style:style style:name="ce14" style:family="table-cell" style:parent-style-name="Default">
      <style:table-cell-properties fo:background-color="#ffe994"/>
    </style:style>
    <style:style style:name="ce8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wrap-option="wrap" style:vertical-align="top"/>
    </style:style>
    <style:style style:name="ce32" style:family="table-cell" style:parent-style-name="Default">
      <style:table-cell-properties fo:background-color="#afd095"/>
    </style:style>
    <style:style style:name="ce33" style:family="table-cell" style:parent-style-name="Default">
      <style:table-cell-properties fo:background-color="#afd095" fo:wrap-option="wrap" style:vertical-align="top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fo:background-color="transparent" fo:wrap-option="wrap" style:vertical-align="top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18"/>
        <table:table-column table:style-name="co3" table:number-columns-repeated="3" table:default-cell-style-name="ce11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6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nhattan…</text:p>
          </table:table-cell>
          <table:table-cell table:style-name="ce18" office:value-type="string" calcext:value-type="string">
            <text:p>Storming Skyscrapers</text:p>
          </table:table-cell>
          <table:table-cell office:value-type="string" calcext:value-type="string">
            <text:p>Rooftop Race</text:p>
          </table:table-cell>
          <table:table-cell office:value-type="string" calcext:value-type="string">
            <text:p>Cometropo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All in All You’re Just ’Nother ₧ in the Wall</text:p>
          </table:table-cell>
          <table:table-cell table:style-name="ce18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18"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office:value-type="string" calcext:value-type="string">
            <text:p>Thru the Sharp Hawthorn Blow the Wi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table:style-name="ce18"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The Minus To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table:style-name="ce18"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office:value-type="string" calcext:value-type="string">
            <text:p>The Playing Railroad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table:style-name="ce18" office:value-type="string" calcext:value-type="string">
            <text:p>Misty Mountain Hop</text:p>
          </table:table-cell>
          <table:table-cell table:style-name="ce13" office:value-type="string" calcext:value-type="string">
            <text:p>Mt. Rooster</text:p>
          </table:table-cell>
          <table:table-cell table:style-name="ce12" office:value-type="string" calcext:value-type="string">
            <text:p>@ the Mountains o’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18"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office:value-type="string" calcext:value-type="string">
            <text:p>Brier F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table:style-name="ce18" office:value-type="string" calcext:value-type="string">
            <text:p>Mothership Contention</text:p>
          </table:table-cell>
          <table:table-cell table:style-name="ce13" office:value-type="string" calcext:value-type="string">
            <text:p>When I Stand Upside Down…</text:p>
          </table:table-cell>
          <table:table-cell office:value-type="string" calcext:value-type="string">
            <text:p>Stop &amp; Go Space Statio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table:style-name="ce18"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Frostbite M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Muertoween</text:p>
          </table:table-cell>
          <table:table-cell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Soupy Sewer</text:p>
          </table:table-cell>
          <table:table-cell table:style-name="ce18" office:value-type="string" calcext:value-type="string">
            <text:p>Porcelain Dreams</text:p>
          </table:table-cell>
          <table:table-cell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office:value-type="string" calcext:value-type="string">
            <text:p>Warm Up</text:p>
          </table:table-cell>
          <table:table-cell table:style-name="ce13" office:value-type="string" calcext:value-type="string">
            <text:p>An Orange Clock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Castle Chamsby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22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11"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table:style-name="ce32" office:value-type="string" calcext:value-type="string">
            <text:p>Traffic</text:p>
          </table:table-cell>
          <table:table-cell office:value-type="string" calcext:value-type="string">
            <text:p>Rooftop Race</text:p>
          </table:table-cell>
          <table:table-cell table:style-name="ce11" office:value-type="string" calcext:value-type="string">
            <text:p>Cometropoli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7" office:value-type="string" calcext:value-type="string">
            <text:p>Livin’ la Habitación Loca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11" office:value-type="string" calcext:value-type="string">
            <text:p>Wasabi Woods</text:p>
          </table:table-cell>
          <table:table-cell table:style-name="ce17" office:value-type="string" calcext:value-type="string">
            <text:p>Arbor Height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table:style-name="ce11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11"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Frostbite Mines</text:p>
          </table:table-cell>
          <table:table-cell table:style-name="ce11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11"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33" office:value-type="string" calcext:value-type="string">
            <text:p>Mucho Toro</text:p>
          </table:table-cell>
          <table:table-cell office:value-type="string" calcext:value-type="string">
            <text:p>Dark Sahara</text:p>
          </table:table-cell>
          <table:table-cell table:style-name="Default" office:value-type="string" calcext:value-type="string">
            <text:p>¡Holy Moses!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11"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7" office:value-type="string" calcext:value-type="string">
            <text:p>¡Precipitate!</text:p>
          </table:table-cell>
          <table:table-cell table:style-name="ce11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11"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table:style-name="ce17" office:value-type="string" calcext:value-type="string">
            <text:p>Hier Kommt die Sonne</text:p>
          </table:table-cell>
          <table:table-cell table:style-name="ce11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11" office:value-type="string" calcext:value-type="string">
            <text:p>¿…Or Is it All Just… Lunacy?</text:p>
          </table:table-cell>
          <table:table-cell table:style-name="ce13" office:value-type="string" calcext:value-type="string">
            <text:p>When I Stand Upside Down…</text:p>
          </table:table-cell>
          <table:table-cell table:style-name="ce12" office:value-type="string" calcext:value-type="string">
            <text:p>Mothership Contention</text:p>
          </table:table-cell>
          <table:table-cell table:style-name="ce33" office:value-type="string" calcext:value-type="string">
            <text:p>Don’t Make Me Bring the Gravity</text:p>
          </table:table-cell>
          <table:table-cell table:style-name="ce11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11"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Sleet Streets</text:p>
          </table:table-cell>
          <table:table-cell table:style-name="ce12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11"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Default" office:value-type="string" calcext:value-type="string">
            <text:p>…&amp; Then You Die, That’s Why We Get High</text:p>
          </table:table-cell>
          <table:table-cell office:value-type="string" calcext:value-type="string">
            <text:p>Petrol Pond Place</text:p>
          </table:table-cell>
          <table:table-cell table:style-name="ce11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11"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17"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table:style-name="ce17" office:value-type="string" calcext:value-type="string">
            <text:p>Not Much Room @ the Hotel Rhode Island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11"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table:style-name="Default" office:value-type="string" calcext:value-type="string">
            <text:p>Junkyard</text:p>
          </table:table-cell>
          <table:table-cell table:style-name="ce11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table:style-name="ce11"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table:style-name="Default"/>
          <table:table-cell office:value-type="string" calcext:value-type="string">
            <text:p>Warm Up</text:p>
          </table:table-cell>
          <table:table-cell table:style-name="ce12" office:value-type="string" calcext:value-type="string">
            <text:p>An Orange Clockwork</text:p>
          </table:table-cell>
          <table:table-cell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11"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I Don’t Wanna Be Here in your Boskeopolis Dungeon</text:p>
          </table:table-cell>
          <table:table-cell table:style-name="ce17" office:value-type="string" calcext:value-type="string">
            <text:p>Castle Chamsby</text:p>
          </table:table-cell>
          <table:table-cell/>
        </table:table-row>
        <table:table-row table:style-name="ro1">
          <table:table-cell table:style-name="ce2" table:number-columns-repeated="7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Default"/>
          <table:table-cell table:style-name="Default" office:value-type="string" calcext:value-type="string">
            <text:p>Casino Codfish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3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16:38:45.100949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7-19T00:29:43.846985734</dc:date>
    <meta:editing-duration>P19DT2H21M49S</meta:editing-duration>
    <meta:editing-cycles>382</meta:editing-cycles>
    <meta:generator>LibreOffice/6.4.7.2$Linux_X86_64 LibreOffice_project/40$Build-2</meta:generator>
    <meta:document-statistic meta:table-count="2" meta:cell-count="225" meta:object-count="0"/>
  </office:meta>
</office:document-meta>
</file>